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urier New" svg:font-family="'Courier New'" style:font-family-generic="system" style:font-pitch="variable"/>
    <style:font-face style:name="Formata-Regular1" svg:font-family="Formata-Regular"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Text">
      <style:text-properties fo:font-size="10pt" style:font-size-asian="10pt" style:font-size-complex="10pt"/>
    </style:style>
    <style:style style:name="P3" style:family="paragraph" style:parent-style-name="Text">
      <style:text-properties officeooo:rsid="00160e55" officeooo:paragraph-rsid="0017c882"/>
    </style:style>
    <style:style style:name="P4" style:family="paragraph" style:parent-style-name="Text">
      <style:text-properties officeooo:rsid="001854ca" officeooo:paragraph-rsid="00190f2c"/>
    </style:style>
    <style:style style:name="P5" style:family="paragraph" style:parent-style-name="Text">
      <style:text-properties officeooo:paragraph-rsid="0030886a"/>
    </style:style>
    <style:style style:name="P6" style:family="paragraph" style:parent-style-name="Text">
      <style:text-properties officeooo:rsid="0030886a" officeooo:paragraph-rsid="0030886a"/>
    </style:style>
    <style:style style:name="P7" style:family="paragraph" style:parent-style-name="Text">
      <style:text-properties fo:font-style="normal" fo:font-weight="bold" officeooo:rsid="0030886a" officeooo:paragraph-rsid="0030886a" style:font-style-asian="normal" style:font-weight-asian="bold" style:font-style-complex="normal" style:font-weight-complex="bold"/>
    </style:style>
    <style:style style:name="P8" style:family="paragraph" style:parent-style-name="Text">
      <style:paragraph-properties fo:margin-left="0cm" fo:margin-right="0cm" fo:text-indent="0cm" style:auto-text-indent="false"/>
    </style:style>
    <style:style style:name="P9" style:family="paragraph" style:parent-style-name="Text">
      <style:paragraph-properties fo:margin-left="0cm" fo:margin-right="0cm" fo:text-indent="0cm" style:auto-text-indent="false"/>
      <style:text-properties fo:font-size="11pt" style:font-size-asian="11pt" style:font-size-complex="11pt"/>
    </style:style>
    <style:style style:name="P10" style:family="paragraph" style:parent-style-name="Text">
      <style:paragraph-properties fo:margin-left="0cm" fo:margin-right="0cm" fo:text-indent="0cm" style:auto-text-indent="false"/>
      <style:text-properties fo:font-size="10pt" style:font-size-asian="10pt" style:font-size-complex="10pt"/>
    </style:style>
    <style:style style:name="P11" style:family="paragraph" style:parent-style-name="Text">
      <style:paragraph-properties fo:margin-left="0cm" fo:margin-right="0cm" fo:text-indent="0cm" style:auto-text-indent="false"/>
      <style:text-properties fo:font-size="10pt" officeooo:paragraph-rsid="0013ec2f" style:font-size-asian="10pt" style:font-size-complex="10pt"/>
    </style:style>
    <style:style style:name="P12" style:family="paragraph" style:parent-style-name="Text">
      <style:paragraph-properties fo:margin-left="0cm" fo:margin-right="0cm" fo:text-indent="0cm" style:auto-text-indent="false"/>
      <style:text-properties officeooo:paragraph-rsid="0013ec2f"/>
    </style:style>
    <style:style style:name="P13" style:family="paragraph" style:parent-style-name="Text">
      <style:paragraph-properties fo:margin-left="0cm" fo:margin-right="0cm" fo:text-indent="0cm" style:auto-text-indent="false"/>
      <style:text-properties officeooo:paragraph-rsid="002b5a3f"/>
    </style:style>
    <style:style style:name="P14" style:family="paragraph" style:parent-style-name="Abstract">
      <style:paragraph-properties fo:margin-left="0cm" fo:margin-right="0cm" fo:text-indent="0cm" style:auto-text-indent="false"/>
    </style:style>
    <style:style style:name="P15" style:family="paragraph" style:parent-style-name="Abstract">
      <style:text-properties fo:font-style="italic" style:font-style-asian="italic" style:font-style-complex="italic"/>
    </style:style>
    <style:style style:name="P16" style:family="paragraph" style:parent-style-name="Text_20_body">
      <style:text-properties fo:font-size="10pt" fo:font-weight="normal" style:font-size-asian="10pt" style:font-weight-asian="normal" style:font-size-complex="10pt" style:font-weight-complex="normal"/>
    </style:style>
    <style:style style:name="P17" style:family="paragraph" style:parent-style-name="Text_20_body">
      <style:text-properties fo:font-size="10pt" fo:font-weight="bold" officeooo:paragraph-rsid="002b5a3f" style:font-size-asian="10pt" style:font-weight-asian="bold" style:font-size-complex="10pt" style:font-weight-complex="bold"/>
    </style:style>
    <style:style style:name="P18" style:family="paragraph" style:parent-style-name="Text_20_body">
      <style:text-properties fo:font-size="10pt" officeooo:paragraph-rsid="002c048f" style:font-size-asian="10pt" style:font-size-complex="10pt"/>
    </style:style>
    <style:style style:name="P19" style:family="paragraph" style:parent-style-name="Authors">
      <style:paragraph-properties fo:margin-top="0cm" fo:margin-bottom="0.564cm" loext:contextual-spacing="false" fo:padding="0cm" fo:border="none"/>
      <style:text-properties officeooo:paragraph-rsid="00148c2d"/>
    </style:style>
    <style:style style:name="P20" style:family="paragraph" style:parent-style-name="Title">
      <style:paragraph-properties fo:padding="0cm" fo:border="none"/>
      <style:text-properties officeooo:paragraph-rsid="002d1adf"/>
    </style:style>
    <style:style style:name="P21" style:family="paragraph" style:parent-style-name="Heading_20_1" style:list-style-name="WWNum2">
      <style:text-properties fo:font-size="12pt" style:font-size-asian="12pt" style:font-size-complex="12pt"/>
    </style:style>
    <style:style style:name="P22" style:family="paragraph" style:parent-style-name="Footnote" style:master-page-name="Converted2">
      <style:paragraph-properties style:page-number="auto"/>
    </style:style>
    <style:style style:name="P23" style:family="paragraph" style:parent-style-name="Text" style:master-page-name="Standard">
      <style:paragraph-properties fo:margin-left="0cm" fo:margin-right="0cm" fo:text-indent="0cm" style:auto-text-indent="false" style:page-number="auto"/>
    </style:style>
    <style:style style:name="P24" style:family="paragraph" style:parent-style-name="Text">
      <style:text-properties officeooo:rsid="0030886a" officeooo:paragraph-rsid="0030886a"/>
    </style:style>
    <style:style style:name="P25" style:family="paragraph" style:parent-style-name="Text">
      <style:text-properties officeooo:rsid="001a13ce" officeooo:paragraph-rsid="001a13ce"/>
    </style:style>
    <style:style style:name="P26"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font-size="10pt" style:font-size-asian="10pt" style:font-size-complex="10pt"/>
    </style:style>
    <style:style style:name="T3" style:family="text">
      <style:text-properties fo:font-size="10pt" officeooo:rsid="001def43"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190f2c"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bold" officeooo:rsid="0016bf35" style:font-weight-asian="bold" style:font-weight-complex="bold"/>
    </style:style>
    <style:style style:name="T11" style:family="text">
      <style:text-properties fo:font-weight="bold" officeooo:rsid="003551bc" style:font-weight-asian="bold" style:font-weight-complex="bold"/>
    </style:style>
    <style:style style:name="T12" style:family="text">
      <style:text-properties fo:font-size="11pt" style:font-size-asian="11pt" style:font-size-complex="11pt"/>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officeooo:rsid="00190f2c"/>
    </style:style>
    <style:style style:name="T15" style:family="text">
      <style:text-properties officeooo:rsid="001def43"/>
    </style:style>
    <style:style style:name="T16" style:family="text">
      <style:text-properties officeooo:rsid="0030886a"/>
    </style:style>
    <style:style style:name="T17" style:family="text">
      <style:text-properties officeooo:rsid="0033c9e7"/>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draw:frame draw:style-name="fr1" draw:name="Frame11" text:anchor-type="paragraph" svg:x="0.933cm" svg:y="-1.778cm" svg:width="16.51cm" svg:height="2.394cm" draw:z-index="2"><draw:text-box><text:p text:style-name="P20">Dynamic <text:s/>Array </text:p><text:p text:style-name="P20"><text:s/>Implementation and Analysis <text:s/></text:p><text:p text:style-name="P19"><text:span text:style-name="MemberType"><text:span text:style-name="T8">Ishar Menon </text:span></text:span><text:span text:style-name="MemberType"><text:s/></text:span><text:span text:style-name="MemberType"><text:span text:style-name="T8">PES1201700202</text:span></text:span></text:p></draw:text-box></draw:frame><text:bookmark text:name="_GoBack"/><text:span text:style-name="Footnote_20_anchor"><text:note text:id="ftn1" text:note-class="footnote"><text:note-citation text:label=""></text:note-citation><text:note-body><text:p text:style-name="P22"><text:span text:style-name="Footnote_20_Symbol"/></text:p></text:note-body></text:note></text:span></text:p>
        <text:p text:style-name="P15"/>
        <text:p text:style-name="P15"/>
        <text:p text:style-name="P15"/>
        <text:p text:style-name="P14"><text:span text:style-name="T7">Abstract</text:span>— Dynamic arrays finds its applications in wide variety of scenarios. Its ability to resize , allows elements to be added and removed at free will. Popular languages like C++ and python provide their own implementation of dynamic arrays. This paper presents a simpler version of the data structure while keeping maintaining the the amortized complexity. <text:s text:c="3"/></text:p>
        <text:p text:style-name="Standard"/>
        <text:p text:style-name="IndexTerms"><text:span text:style-name="T7">Keywords </text:span>— Data structures,Arrays</text:p>
        <text:list xml:id="list2598647696" text:style-name="WWNum2">
          <text:list-item>
            <text:h text:style-name="P21" text:outline-level="1">DYNAMIC ARRAY</text:h>
          </text:list-item>
        </text:list>
        <text:p text:style-name="P8"><text:span text:style-name="T9">A</text:span>.<text:span text:style-name="T12"><text:tab/> Introduction</text:span></text:p>
        <text:p text:style-name="P2">A dynamic array is a variable size data structure which allows elements to inserted and removed at anytime, it adjusts the size of the array while keeping the amortized cost of each operation constant. If the a dynamic array becomes full it increases it’s size by a constant factor called the increase factor. The load factor of a dynamic array is defined as the ratio of the number of elements currently in the array and the capacity of the array, if the load factor becomes less than or equal to t a value called the decrease factor then contraction of the dynamic array takes place.</text:p>
        <text:p text:style-name="P2"/>
        <text:p text:style-name="P8"><text:span text:style-name="T4">B</text:span><text:span text:style-name="T2">. </text:span><text:span text:style-name="T12">Implementation</text:span></text:p>
        <text:p text:style-name="P9"/>
        <text:p text:style-name="P10"><text:s/>This implementation has been done in C++. There are s<text:span text:style-name="T15">even</text:span> functions to interact with the dynamic array.</text:p>
        <text:p text:style-name="P10"/>
        <text:p text:style-name="P10"><text:tab/>(I) <text:s/>get_size : Returns the current size that is the number of elements in the array currently.</text:p>
        <text:p text:style-name="P10"><text:tab/>(II) get_capacity : Returns the current capacity of <text:s/>array.</text:p>
        <text:p text:style-name="P10"><text:tab/>(III)set_increase_factor_table_size : sets the increase factor of the dynamic array .</text:p>
        <text:p text:style-name="P10"><text:tab/>(IV)set_load_factor_reduction : sets the decrease factor of the dynamic array.</text:p>
        <text:p text:style-name="P10"><text:tab/><text:span text:style-name="T15">(V) get : returns the element at the index passed.</text:span></text:p>
        <text:p text:style-name="P10"><text:tab/>(V<text:span text:style-name="T15">I</text:span>) append : This function receives an integer, it checks if the dynamic array is already full. If the array is not full then it just inserts the integer at the end of the array, if the array is full , it creates a new array of capacity :</text:p>
        <text:p text:style-name="P10"/>
        <text:p text:style-name="Text_20_body"><text:span text:style-name="T2"><text:tab/><text:tab/><text:tab/></text:span><text:span text:style-name="T4">capacity = (old capacity) * (increase factor)</text:span><text:span text:style-name="T2">. <text:s/>- <text:s/></text:span><text:span text:style-name="T5">(1)</text:span></text:p>
        <text:p text:style-name="Text">Once the array is created it copies the elements from the old array to the new array, it then removes the old array and sets the new array as the dynamic array.</text:p>
        <text:p text:style-name="P11"/>
        <text:p text:style-name="P12"><text:span text:style-name="T2">(VI</text:span><text:span text:style-name="T3">I</text:span><text:span text:style-name="T2">) pop : This function removes the last element of the array by reducing the count of the number of elements in the array. It then checks if the load factor is less than or equal to decrease factor, if it is it creates a new array of with smaller capacity : <text:s/></text:span></text:p>
        <text:p text:style-name="P18"><text:span text:style-name="T9">capacity = <text:s/>old capacity*</text:span><text:span text:style-name="T11">decrease</text:span><text:span text:style-name="T10"> factor</text:span><text:span text:style-name="T9">*increase factor </text:span></text:p>
        <text:p text:style-name="P17">- <text:span text:style-name="T14">(2)</text:span></text:p>
        <text:p text:style-name="P13"/>
        <text:p text:style-name="P13"/>
        <text:p text:style-name="P13"/>
        <text:p text:style-name="P13">Once the array is created it copies the elements from the old array to the new array, it then removes the old array and sets the new array as the dynamic array.</text:p>
        <text:p text:style-name="Text"/>
        <text:p text:style-name="Text_20_body"><text:span text:style-name="T4">C</text:span><text:span text:style-name="T6">. </text:span><text:span text:style-name="T13">Amortized Analysis</text:span></text:p>
        <text:p text:style-name="P16">If we consider the Accounting method :</text:p>
        <text:p text:style-name="Text">Let us take a simple case when increase factor = 2 and decrease factor = 0.25. Consider the array just after expansion when it half full. Each time we insert an element we charge 3 units instead of one. One unit of the three is for inserting the element itself, one unit is credit for when next expansion takes place and one unit is credit for it’s corresponding element in the upper half of the array for the next expansion. This way half of the elements in the array have 2 credits and we have total of credits equal to the size of the array , so when the next expansion takes place and we have to copy the elements to the new array we use the stored credits to pay for this operation.</text:p>
        <text:p text:style-name="P3">Now let us consider removing elements from the array , consider the array when it half full , each time we remove an element we can charge 2 units one <text:s/>for removing that element and one for its corresponding element in the upper half of the array, when the load factor becomes 0.25 when contract the array to (load factor * old factor) = <text:s/>0.5 that is half of its original capacity , now the cost of operation of copying elements to the new array can be paid for by the credits we collected earlier.</text:p>
        <text:p text:style-name="P4">Now let us consider a general case where increase factor is equal to some value x where x &gt; 2 and decrease factor is some fraction f. If we still charge 3 units for each insert then consider when <text:s/>the array is full with N elements and expansion has to take place, then 1-(N/x) elements will have 2 credits and 1-(N/x) <text:s/>elements is always greater then half of the array , so we always have credits greater than N and for expansion we only need N credits. Hence cost of the expansion can be paid with the credits we already have.</text:p>
        <text:p text:style-name="P5">In the case of deletion we contract when the load factor becomes f , when <text:span text:style-name="T14">we</text:span> contract the array using the equation 2 <text:span text:style-name="T16">new capacity = (old capacity)*(size/old capacity)*(increase factor) <text:s/>and hence the new capacity is</text:span></text:p>
        <text:p text:style-name="P6">new capacity = (size) * (increase factor)</text:p>
        <text:p text:style-name="P5"/>
        <text:p text:style-name="P6">new load factor = size / new capacity = size/(size) * (increase factor) <text:s/>and hence,</text:p>
        <text:p text:style-name="P5"/>
        <text:p text:style-name="P7">new load factor <text:s/>= 1/increase factor</text:p>
        <text:p text:style-name="P7"/>
        <text:p text:style-name="P6">This proves that the choice of the value of <text:span text:style-name="T17">decrease factor f</text:span> does not matter, equation 2 ensures that after contraction we would have enough operations left to collect credits for the next expansion.</text:p>
        <text:p text:style-name="P25">Since for each operation we collect a constant amount of credits the amortized cost for each operation is O(1) and hence the cost for N such operations would be O(N).</text:p>
        <text:p text:style-name="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urier New" svg:font-family="'Courier New'" style:font-family-generic="system" style:font-pitch="variable"/>
    <style:font-face style:name="Formata-Regular1" svg:font-family="Formata-Regular"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 style:family="paragraph" style:parent-style-name="Standard" style:default-outline-level=""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ListLabel_20_1" style:display-name="ListLabel 1" style:family="text">
      <style:text-properties fo:font-size="10pt" fo:font-weight="bold" style:font-size-asian="10pt" style:font-weight-asian="bold"/>
    </style:style>
    <style:style style:name="ListLabel_20_2" style:display-name="ListLabel 2" style:family="text">
      <style:text-properties fo:font-size="10pt" fo:font-style="italic" style:font-size-asian="10pt"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normal" style:font-weight-asian="normal"/>
    </style:style>
    <style:style style:name="ListLabel_20_13" style:display-name="ListLabel 13" style:family="text">
      <style:text-properties fo:font-weight="normal" style:font-weight-asian="normal" style:font-size-complex="10pt" style:font-weight-complex="normal"/>
    </style:style>
    <style:style style:name="ListLabel_20_14" style:display-name="ListLabel 14" style:family="text">
      <style:text-properties fo:color="#1155cc" fo:font-size="9.5pt" fo:background-color="#ffffff" style:font-size-asian="9.5pt" style:font-size-complex="9.5pt"/>
    </style:style>
    <style:style style:name="ListLabel_20_15" style:display-name="ListLabel 15" style:family="text"/>
    <style:style style:name="ListLabel_20_16" style:display-name="ListLabel 16" style:family="text">
      <style:text-properties fo:color="#000000" style:font-name="Times" fo:font-family="Times" style:font-family-generic="roman" style:font-pitch="variable"/>
    </style:style>
    <style:style style:name="ListLabel_20_17" style:display-name="ListLabel 17" style:family="text">
      <style:text-properties fo:background-color="#ffffff"/>
    </style:style>
    <style:style style:name="Endnote_20_anchor" style:display-name="Endnote anchor" style:family="text">
      <style:text-properties style:text-position="super 58%"/>
    </style:style>
    <style:style style:name="Endnote_20_Symbol" style:display-name="Endnote Symbol" style:family="text"/>
    <style:style style:name="ListLabel_20_18" style:display-name="ListLabel 18" style:family="text">
      <style:text-properties fo:font-weight="normal" style:font-weight-asian="normal"/>
    </style:style>
    <style:style style:name="ListLabel_20_19" style:display-name="ListLabel 19" style:family="text">
      <style:text-properties fo:font-style="italic" style:font-style-asian="italic"/>
    </style:style>
    <style:style style:name="ListLabel_20_20" style:display-name="ListLabel 20" style:family="text">
      <style:text-properties fo:font-size="10pt" fo:font-weight="bold" style:font-size-asian="10pt" style:font-weight-asian="bold"/>
    </style:style>
    <style:style style:name="ListLabel_20_21" style:display-name="ListLabel 2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ListLabel_20_18" style:num-suffix="." style:num-format="A" style:num-letter-sync="true">
        <style:list-level-properties text:list-level-position-and-space-mode="label-alignment">
          <style:list-level-label-alignment text:label-followed-by="listtab"/>
        </style:list-level-properties>
      </text:outline-level-style>
      <text:outline-level-style text:level="3" text:style-name="ListLabel_20_19"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19"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21"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11cm" fo:margin-left="0cm" fo:margin-right="0cm" fo:margin-bottom="0.011cm" fo:background-color="transparent" style:dynamic-spacing="true" draw:fill="none" draw:fill-color="#729fcf"/>
      </style:header-style>
      <style:footer-style>
        <style:header-footer-properties fo:min-height="1.021cm" fo:margin-left="0cm" fo:margin-right="0cm" fo:margin-top="0.92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778cm" fo:margin-bottom="1.778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0" draw:name="Frame4" draw:style-name="Mgr1" draw:text-style-name="MP2" svg:width="0.179cm" svg:height="0.705cm" svg:x="18.108cm" svg:y="0.002cm"><text:p text:style-name="Standard"><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5:20:00</meta:creation-date>
    <meta:initial-creator>Tiffany McKerahan</meta:initial-creator>
    <dc:language>en-IN</dc:language>
    <meta:print-date>2012-08-02T18:53:00</meta:print-date>
    <dc:date>2019-09-10T10:04:50.001744336</dc:date>
    <meta:editing-cycles>20</meta:editing-cycles>
    <dc:subject>IEEE Transactions on Magnetics</dc:subject>
    <dc:title></dc:title>
    <meta:editing-duration>PT1H15M58S</meta:editing-duration>
    <meta:generator>LibreOffice/6.0.7.3$Linux_X86_64 LibreOffice_project/00m0$Build-3</meta:generator>
    <meta:document-statistic meta:table-count="0" meta:image-count="0" meta:object-count="0" meta:page-count="1" meta:paragraph-count="35" meta:word-count="905" meta:character-count="5033" meta:non-whitespace-character-count="4127"/>
    <meta:user-defined meta:name="AppVersion">15.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ee_tj_template_17" xlink:href=""/>
  </office:meta>
</office:document-meta>
</file>